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, monospace"/>
    <style:font-face style:name="sans-serif" svg:font-family="sans-serif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bc7a00" loext:opacity="100%" style:font-name="monospace" fo:font-size="9.75pt" fo:letter-spacing="normal" fo:font-style="normal" fo:font-weight="normal" officeooo:rsid="00095a4d" officeooo:paragraph-rsid="00095a4d" style:font-weight-asian="normal" style:font-weight-complex="normal"/>
    </style:style>
    <style:style style:name="P2" style:family="paragraph" style:parent-style-name="Preformatted_20_Text">
      <loext:graphic-properties draw:fill="solid" draw:fill-color="#f8f9fa" draw:opacity="100%"/>
      <style:paragraph-properties fo:margin-top="0cm" fo:margin-bottom="0.499cm" style:contextual-spacing="false" fo:line-height="130%" fo:orphans="2" fo:widows="2" fo:background-color="#f8f9fa" fo:padding="0.049cm" fo:border="0.06pt solid #eaecf0"/>
      <style:text-properties fo:font-variant="normal" fo:text-transform="none" fo:color="#008000" loext:opacity="100%" style:font-name="monospace" fo:font-size="9.75pt" fo:letter-spacing="normal" fo:font-style="normal" fo:font-weight="bold"/>
    </style:style>
    <style:style style:name="P3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8000" loext:opacity="100%" style:font-name="monospace" fo:font-size="9.75pt" fo:letter-spacing="normal" fo:font-style="normal" fo:font-weight="bold"/>
    </style:style>
    <style:style style:name="P4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loext:opacity="100%" fo:letter-spacing="normal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95a4d" officeooo:paragraph-rsid="00095a4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95a4d" officeooo:paragraph-rsid="00095a4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95a4d" officeooo:paragraph-rsid="00095a4d" style:font-weight-asian="normal" style:font-weight-complex="normal"/>
    </style:style>
    <style:style style:name="T1" style:family="text">
      <style:text-properties style:font-name="monospace" fo:font-size="9.75pt" fo:font-style="normal" fo:font-weight="normal"/>
    </style:style>
    <style:style style:name="T2" style:family="text">
      <style:text-properties fo:color="#008000" loext:opacity="100%" style:font-name="monospace" fo:font-size="9.75pt" fo:font-style="normal" fo:font-weight="bold"/>
    </style:style>
    <style:style style:name="T3" style:family="text">
      <style:text-properties fo:color="#7d9029" loext:opacity="100%" style:font-name="monospace" fo:font-size="9.75pt" fo:font-style="normal" fo:font-weight="normal"/>
    </style:style>
    <style:style style:name="T4" style:family="text">
      <style:text-properties fo:color="#ba2121" loext:opacity="100%" style:font-name="monospace" fo:font-size="9.75pt" fo:font-style="normal" fo:font-weight="normal"/>
    </style:style>
    <style:style style:name="T5" style:family="text">
      <style:text-properties fo:font-variant="normal" fo:text-transform="none" fo:color="#222222" loext:opacity="100%" style:font-name="sans-serif" fo:font-size="10.5pt" fo:letter-spacing="normal" fo:font-style="normal"/>
    </style:style>
    <style:style style:name="T6" style:family="text">
      <style:text-properties fo:font-variant="normal" fo:text-transform="none" fo:color="#222222" loext:opacity="100%" style:font-name="sans-serif" fo:font-size="10.5pt" fo:letter-spacing="normal" fo:font-style="normal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UTAS DE LOCALIZACIÓN</text:p>
      <text:p text:style-name="P5"/>
      <text:p text:style-name="P1">&lt;?xml version="1.0" encoding="utf-8"?&gt;</text:p>
      <text:p text:style-name="P3">&lt;equipos&gt;</text:p>
      <text:p text:style-name="P4"><text:s/><text:span text:style-name="T2">&lt;máquina</text:span><text:span text:style-name="T1"> </text:span><text:span text:style-name="T3">nome=</text:span><text:span text:style-name="T4">"PC017"</text:span><text:span text:style-name="T2">&gt;</text:span></text:p>
      <text:p text:style-name="P4"><text:s text:c="2"/><text:span text:style-name="T2">&lt;hardware&gt;</text:span></text:p>
      <text:p text:style-name="P4"><text:s text:c="3"/><text:span text:style-name="T2">&lt;tipo&gt;</text:span><text:span text:style-name="T1">PC Sobremesa</text:span><text:span text:style-name="T2">&lt;/tipo&gt;</text:span></text:p>
      <text:p text:style-name="P4"><text:s text:c="3"/><text:span text:style-name="T2">&lt;fabricante&gt;</text:span><text:span text:style-name="T1">Dell</text:span><text:span text:style-name="T2">&lt;/fabricante&gt;</text:span></text:p>
      <text:p text:style-name="P4"><text:s text:c="3"/><text:span text:style-name="T2">&lt;procesador</text:span><text:span text:style-name="T1"> </text:span><text:span text:style-name="T3">marca=</text:span><text:span text:style-name="T4">"Intel"</text:span><text:span text:style-name="T1"> </text:span><text:span text:style-name="T3">num_nucleos=</text:span><text:span text:style-name="T4">"4"</text:span><text:span text:style-name="T1"> </text:span><text:span text:style-name="T3">velocidade=</text:span><text:span text:style-name="T4">"3,1"</text:span><text:span text:style-name="T2">&gt;</text:span><text:span text:style-name="T1">i7</text:span><text:span text:style-name="T2">&lt;/procesador&gt;</text:span></text:p>
      <text:p text:style-name="P4"><text:s text:c="3"/><text:span text:style-name="T2">&lt;memoria</text:span><text:span text:style-name="T1"> </text:span><text:span text:style-name="T3">tecnoloxía=</text:span><text:span text:style-name="T4">"DDR3"</text:span><text:span text:style-name="T2">&gt;</text:span><text:span text:style-name="T1">8</text:span><text:span text:style-name="T2">&lt;/memoria&gt;</text:span></text:p>
      <text:p text:style-name="P4"><text:s text:c="3"/><text:span text:style-name="T2">&lt;disco</text:span><text:span text:style-name="T1"> </text:span><text:span text:style-name="T3">tecnoloxía=</text:span><text:span text:style-name="T4">"SATA"</text:span><text:span text:style-name="T1"> </text:span><text:span text:style-name="T3">capacidade=</text:span><text:span text:style-name="T4">"2000"</text:span><text:span text:style-name="T2">/&gt;</text:span></text:p>
      <text:p text:style-name="P4"><text:s text:c="3"/><text:span text:style-name="T2">&lt;gravadora</text:span><text:span text:style-name="T1"> </text:span><text:span text:style-name="T3">tipo=</text:span><text:span text:style-name="T4">"DVD"</text:span><text:span text:style-name="T2">/&gt;</text:span></text:p>
      <text:p text:style-name="P4"><text:s text:c="2"/><text:span text:style-name="T2">&lt;/hardware&gt;</text:span></text:p>
      <text:p text:style-name="P4"><text:s text:c="2"/><text:span text:style-name="T2">&lt;config&gt;</text:span></text:p>
      <text:p text:style-name="P4"><text:s text:c="3"/><text:span text:style-name="T2">&lt;OS&gt;</text:span><text:span text:style-name="T1">Windows 7</text:span><text:span text:style-name="T2">&lt;/OS&gt;</text:span></text:p>
      <text:p text:style-name="P4"><text:s text:c="3"/><text:span text:style-name="T2">&lt;IP&gt;</text:span><text:span text:style-name="T1">192.168.20.105</text:span><text:span text:style-name="T2">&lt;/IP&gt;</text:span></text:p>
      <text:p text:style-name="P4"><text:s text:c="3"/><text:span text:style-name="T2">&lt;gateway&gt;</text:span><text:span text:style-name="T1">192.168.20.1</text:span><text:span text:style-name="T2">&lt;/gateway&gt;</text:span></text:p>
      <text:p text:style-name="P4"><text:s text:c="2"/><text:span text:style-name="T2">&lt;/config&gt;</text:span></text:p>
      <text:p text:style-name="P4"><text:s/><text:span text:style-name="T2">&lt;/máquina&gt;</text:span></text:p>
      <text:p text:style-name="P4"><text:s/><text:span text:style-name="T2">&lt;máquina</text:span><text:span text:style-name="T1"> </text:span><text:span text:style-name="T3">nome=</text:span><text:span text:style-name="T4">"GALILEO"</text:span><text:span text:style-name="T2">&gt;</text:span></text:p>
      <text:p text:style-name="P4"><text:s text:c="2"/><text:span text:style-name="T2">&lt;hardware&gt;</text:span></text:p>
      <text:p text:style-name="P4"><text:s text:c="3"/><text:span text:style-name="T2">&lt;tipo&gt;</text:span><text:span text:style-name="T1">Torre</text:span><text:span text:style-name="T2">&lt;/tipo&gt;</text:span></text:p>
      <text:p text:style-name="P4"><text:s text:c="3"/><text:span text:style-name="T2">&lt;fabricante&gt;</text:span><text:span text:style-name="T1">Fujitsu-Siemens</text:span><text:span text:style-name="T2">&lt;/fabricante&gt;</text:span></text:p>
      <text:p text:style-name="P4"><text:s text:c="3"/><text:span text:style-name="T2">&lt;procesador</text:span><text:span text:style-name="T1"> </text:span><text:span text:style-name="T3">marca=</text:span><text:span text:style-name="T4">"Intel"</text:span><text:span text:style-name="T1"> </text:span><text:span text:style-name="T3">num_nucleos=</text:span><text:span text:style-name="T4">"4"</text:span><text:span text:style-name="T1"> </text:span><text:span text:style-name="T3">velocidade=</text:span><text:span text:style-name="T4">"3"</text:span><text:span text:style-name="T2">&gt;</text:span><text:span text:style-name="T1">Xeon</text:span><text:span text:style-name="T2">&lt;/procesador&gt;</text:span></text:p>
      <text:p text:style-name="P4"><text:s text:c="3"/><text:span text:style-name="T2">&lt;memoria</text:span><text:span text:style-name="T1"> </text:span><text:span text:style-name="T3">tecnoloxía=</text:span><text:span text:style-name="T4">"DDR2"</text:span><text:span text:style-name="T2">&gt;</text:span><text:span text:style-name="T1">2</text:span><text:span text:style-name="T2">&lt;/memoria&gt;</text:span></text:p>
      <text:p text:style-name="P4"><text:s text:c="3"/><text:span text:style-name="T2">&lt;disco</text:span><text:span text:style-name="T1"> </text:span><text:span text:style-name="T3">tecnoloxía=</text:span><text:span text:style-name="T4">"SCSI"</text:span><text:span text:style-name="T1"> </text:span><text:span text:style-name="T3">capacidade=</text:span><text:span text:style-name="T4">"200"</text:span><text:span text:style-name="T2">/&gt;</text:span></text:p>
      <text:p text:style-name="P4"><text:s text:c="3"/><text:span text:style-name="T2">&lt;disco</text:span><text:span text:style-name="T1"> </text:span><text:span text:style-name="T3">tecnoloxía=</text:span><text:span text:style-name="T4">"SCSI"</text:span><text:span text:style-name="T1"> </text:span><text:span text:style-name="T3">capacidade=</text:span><text:span text:style-name="T4">"200"</text:span><text:span text:style-name="T2">/&gt;</text:span></text:p>
      <text:p text:style-name="P4"><text:s text:c="3"/><text:span text:style-name="T2">&lt;disco</text:span><text:span text:style-name="T1"> </text:span><text:span text:style-name="T3">tecnoloxía=</text:span><text:span text:style-name="T4">"SCSI"</text:span><text:span text:style-name="T1"> </text:span><text:span text:style-name="T3">capacidade=</text:span><text:span text:style-name="T4">"200"</text:span><text:span text:style-name="T2">/&gt;</text:span></text:p>
      <text:p text:style-name="P4"><text:s text:c="3"/><text:span text:style-name="T2">&lt;lectora</text:span><text:span text:style-name="T1"> </text:span><text:span text:style-name="T3">tipo=</text:span><text:span text:style-name="T4">"DVD"</text:span><text:span text:style-name="T2">/&gt;</text:span></text:p>
      <text:p text:style-name="P4"><text:s text:c="2"/><text:span text:style-name="T2">&lt;/hardware&gt;</text:span></text:p>
      <text:p text:style-name="P4"><text:s text:c="2"/><text:span text:style-name="T2">&lt;config&gt;</text:span></text:p>
      <text:p text:style-name="P4"><text:s text:c="3"/><text:span text:style-name="T2">&lt;role&gt;</text:span><text:span text:style-name="T1">Servidor de dominio</text:span><text:span text:style-name="T2">&lt;/role&gt;</text:span></text:p>
      <text:p text:style-name="P4"><text:s text:c="3"/><text:span text:style-name="T2">&lt;OS&gt;</text:span><text:span text:style-name="T1">Windows 2008 Server R2</text:span><text:span text:style-name="T2">&lt;/OS&gt;</text:span></text:p>
      <text:p text:style-name="P4"><text:s text:c="3"/><text:span text:style-name="T2">&lt;IP&gt;</text:span><text:span text:style-name="T1">192.168.20.10</text:span><text:span text:style-name="T2">&lt;/IP&gt;</text:span></text:p>
      <text:p text:style-name="P4"><text:s text:c="3"/><text:span text:style-name="T2">&lt;gateway&gt;</text:span><text:span text:style-name="T1">192.168.20.1</text:span><text:span text:style-name="T2">&lt;/gateway&gt;</text:span></text:p>
      <text:p text:style-name="P4"><text:s text:c="2"/><text:span text:style-name="T2">&lt;/config&gt;</text:span></text:p>
      <text:p text:style-name="P4"><text:s/><text:span text:style-name="T2">&lt;/máquina&gt;</text:span></text:p>
      <text:p text:style-name="P2">&lt;/equipos&gt;</text:p>
      <text:p text:style-name="P7"/>
      <text:p text:style-name="P7"/>
      <text:p text:style-name="P7"><text:span text:style-name="T6">1</text:span><text:span text:style-name="T5">. </text:span><text:span text:style-name="T6">As máquinas que contén o documento.</text:span></text:p>
      <text:p text:style-name="P7"/>
      <text:p text:style-name="P7">/equipos/máquina</text:p>
      <text:p text:style-name="P7"/>
      <text:p text:style-name="P6"><text:span text:style-name="T5">2. A información correspondente ao hardware das máquinas.</text:span></text:p>
      <text:p text:style-name="P6"/>
      <text:p text:style-name="P7">//hardware</text:p>
      <text:p text:style-name="P7">/equipos/máquina/hardware</text:p>
      <text:p text:style-name="P7"/>
      <text:p text:style-name="P6"><text:soft-page-break/><text:span text:style-name="T5">3. A información de configuración das máquinas.</text:span></text:p>
      <text:p text:style-name="P6"/>
      <text:p text:style-name="P7">//config</text:p>
      <text:p text:style-name="P7">/equipos/máquina/config</text:p>
      <text:p text:style-name="P7"/>
      <text:p text:style-name="P6"><text:span text:style-name="T5">4. A lista de fabricantes dos equipos.</text:span></text:p>
      <text:p text:style-name="P6"/>
      <text:p text:style-name="P7">//fabricante</text:p>
      <text:p text:style-name="P7">/equipos/máquina/hardware/fabricante</text:p>
      <text:p text:style-name="P7"/>
      <text:p text:style-name="P6"><text:span text:style-name="T5">5. A lista de discos que conteñen.</text:span></text:p>
      <text:p text:style-name="P6"/>
      <text:p text:style-name="P7">//disco</text:p>
      <text:p text:style-name="P7">/equipos/máquina/hardware/disco</text:p>
      <text:p text:style-name="P7"/>
      <text:p text:style-name="P6"><text:span text:style-name="T5">6. Os enderezos IP.</text:span></text:p>
      <text:p text:style-name="P6"/>
      <text:p text:style-name="P7">//IP</text:p>
      <text:p text:style-name="P7">/equipos/máquina/config/IP</text:p>
      <text:p text:style-name="P7"/>
      <text:p text:style-name="P6"><text:span text:style-name="T5">7. Os nomes das máquinas.</text:span></text:p>
      <text:p text:style-name="P6"/>
      <text:p text:style-name="P7">//@nome</text:p>
      <text:p text:style-name="P7">/equipos/máquina/@nome</text:p>
      <text:p text:style-name="P7"/>
      <text:p text:style-name="P6"><text:span text:style-name="T5">8. Os nomes das máquinas que teñan gravadora óptica (DVD).</text:span></text:p>
      <text:p text:style-name="P6"/>
      <text:p text:style-name="P7">/equipos/máquina[<text:a xlink:type="simple" xlink:href="mailto:hardware/gravadora/@tipo" text:style-name="Internet_20_link" text:visited-style-name="Visited_20_Internet_20_Link">hardware/gravadora/@tipo</text:a>='DVD']/@nome</text:p>
      <text:p text:style-name="P7"/>
      <text:p text:style-name="P6"><text:span text:style-name="T5">9. O sistema operativo das máquinas nas que figure o "role".</text:span></text:p>
      <text:p text:style-name="P6"/>
      <text:p text:style-name="P7">/equipos/máquina[config/role]/config/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, 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3:47:31.641000000</meta:creation-date>
    <dc:date>2023-12-12T14:42:11.048000000</dc:date>
    <meta:editing-duration>PT54M39S</meta:editing-duration>
    <meta:editing-cycles>1</meta:editing-cycles>
    <meta:document-statistic meta:table-count="0" meta:image-count="0" meta:object-count="0" meta:page-count="2" meta:paragraph-count="61" meta:word-count="149" meta:character-count="1740" meta:non-whitespace-character-count="1569"/>
    <meta:generator>LibreOffice/7.4.6.2$Windows_X86_64 LibreOffice_project/5b1f5509c2decdade7fda905e3e1429a67acd63d</meta:generator>
  </office:meta>
</office:document-meta>
</file>